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1">
      <style:paragraph-properties fo:margin-left="0.4925in" fo:margin-right="0in" fo:text-indent="-0.25in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ick Reference </text:h>
      <text:h text:style-name="Heading_20_2" text:outline-level="2">PWC URL for Membership:</text:h>
      <text:p text:style-name="Standard"><text:a xlink:type="simple" xlink:href="http://www.pacificwildlifecare.org/mbrdb">www.pacificwildlifecare.org/mbrdb</text:a></text:p>
      <text:p text:style-name="Standard"/>
      <text:list xml:id="list11197823421" text:style-name="L1">
        <text:list-item>
          <text:p text:style-name="P5">Provides ability to maintain membership, contact, volunteer and organization info, enter funding and correspondence records, send email and/or regular mail reminder notices, etc.</text:p>
        </text:list-item>
        <text:list-item>
          <text:p text:style-name="P5">Uses a unique Member/Contact ID which is (usually) the first 3 letters of the last name or a three letter acronym for an agency or business entity assigned when the member is initiall entered.</text:p>
        </text:list-item>
        <text:list-item>
          <text:p text:style-name="P5">Access member info using the MCID of the member using the 'LOOKUP' function.</text:p>
        </text:list-item>
        <text:list-item>
          <text:p text:style-name="P5">Search the entire database by clicking 'LOOKUP button with no data in the input field.</text:p>
          <text:p text:style-name="P5"/>
        </text:list-item>
      </text:list>
      <text:p text:style-name="Standard"><text:a xlink:type="simple" xlink:href="http://www.pacificwildlifecareorg/mbrquery">www.pacificwildlifecareorg/mbrquery</text:a></text:p>
      <text:p text:style-name="Standard"/>
      <text:list xml:id="list65104309" text:style-name="L2">
        <text:list-item>
          <text:p text:style-name="P1">Used to perform a quick lookup on database without signing on.</text:p>
        </text:list-item>
        <text:list-item>
          <text:p text:style-name="P1">No updates are allowed.</text:p>
        </text:list-item>
        <text:list-item>
          <text:p text:style-name="P1">String input is used to search entire database.</text:p>
        </text:list-item>
        <text:list-item>
          <text:p text:style-name="P1">For example: enter 'morro' to find all members with morro in their member record (like those from Morro Bay.) or the the partial or whole MCID.</text:p>
        </text:list-item>
        <text:list-item>
          <text:p text:style-name="P1">Requires entry of a special usage password ('pelican').</text:p>
        </text:list-item>
      </text:list>
      <text:p text:style-name="Standard"/>
      <text:h text:style-name="Heading_20_2" text:outline-level="2">PWC URL for Volunteers:</text:h>
      <text:p text:style-name="Standard"><text:a xlink:type="simple" xlink:href="http://www.pacificwildlifecare.org/voldb/admin">www.pacificwildlifecare.org/voldb/admin</text:a></text:p>
      <text:p text:style-name="Standard"/>
      <text:list xml:id="list83123455" text:style-name="L3">
        <text:list-item>
          <text:p text:style-name="P2">In addition to membership information, this is used to maintain volunteer information, enter volunteer time records and communicate with various volunteer groups via mailing lists.</text:p>
        </text:list-item>
        <text:list-item>
          <text:p text:style-name="P2">Volunteer information accessed using their unique MCID.</text:p>
        </text:list-item>
        <text:list-item>
          <text:p text:style-name="P2">Volunteer E-mail lists and email communications are only visible for registered volunteers.</text:p>
        </text:list-item>
        <text:list-item>
          <text:p text:style-name="P2">Requires user to be registered.</text:p>
        </text:list-item>
      </text:list>
      <text:p text:style-name="Standard"/>
      <text:p text:style-name="Standard"><text:a xlink:type="simple" xlink:href="http://Www.pacificwildlifecare.org/voldb">www.pacificwildlifecare.org/voldb</text:a></text:p>
      <text:list xml:id="list731764884" text:style-name="L4">
        <text:list-item>
          <text:p text:style-name="P3">Volunteer access to their own volunteer mailing lists and demographic information.</text:p>
        </text:list-item>
        <text:list-item>
          <text:p text:style-name="P3">requires user to enter their email address and unique PWC id (MCID) to log in.</text:p>
        </text:list-item>
      </text:list>
      <text:p text:style-name="Standard"/>
      <text:p text:style-name="Standard"><text:a xlink:type="simple" xlink:href="http://www.pacificwildlifecare.org/selfte">www.pacificwildlifecare.org/voldb/selfte</text:a></text:p>
      <text:list xml:id="list427271334" text:style-name="L5">
        <text:list-item>
          <text:p text:style-name="P4">Access to volunteer time self-entry form.</text:p>
        </text:list-item>
        <text:list-item>
          <text:p text:style-name="P4">provides listing of last 10 time entries for the user.</text:p>
        </text:list-item>
        <text:list-item>
          <text:p text:style-name="P4">requires user to know their unique PWC id (MCID) to use.</text:p>
        </text:list-item>
        <text:list-item>
          <text:p text:style-name="P4">Designed to be compatible with smart phones, tables as well as PC's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4-03-01T20:14:58</dc:date>
    <dc:creator>Dave Klinzman</dc:creator>
    <meta:editing-duration>PT1M3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7" meta:word-count="290" meta:character-count="1859" meta:non-whitespace-character-count="1614"/>
  </office:meta>
</office:document-meta>
</file>